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579d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dash" draw:stroke-dash="Fine_20_Dashed" svg:stroke-width="0.035cm" svg:stroke-color="#999999" draw:marker-start-width="0.252cm" draw:marker-end-width="0.252cm" draw:fill="none" draw:textarea-horizontal-align="justify" draw:textarea-vertical-align="middle" draw:auto-grow-height="false" fo:min-height="2.602cm" fo:min-width="2.716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999999" draw:marker-start-width="0.252cm" draw:marker-end-width="0.252cm" draw:fill="none" draw:textarea-horizontal-align="justify" draw:textarea-vertical-align="middle" draw:auto-grow-height="false" fo:min-height="2.197cm" fo:min-width="9.691cm" fo:padding-top="0.142cm" fo:padding-bottom="0.142cm" fo:padding-left="0.267cm" fo:padding-right="0.267cm"/>
    </style:style>
    <style:style style:name="gr4" style:family="graphic" style:parent-style-name="standard">
      <style:graphic-properties draw:stroke="none" draw:stroke-dash="Fine_20_Dashed" svg:stroke-color="#000000" draw:fill="solid" draw:fill-color="#ffffff" draw:textarea-horizontal-align="left" draw:auto-grow-height="true" draw:auto-grow-width="true" fo:min-height="0.561cm" fo:min-width="0.688cm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517cm" fo:min-width="0.5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01cm" fo:min-width="0.152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78cm" fo:min-width="1.12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02cm" fo:min-width="0.152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78cm" fo:min-width="0.927cm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stroke-dash="Fine_20_Dashed" svg:stroke-color="#000000" draw:fill="solid" draw:fill-color="#ffffff" draw:textarea-horizontal-align="left" draw:auto-grow-height="true" draw:auto-grow-width="true" fo:min-height="0.42cm" fo:min-width="0.391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068cm" fo:min-width="2.324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314cm" fo:min-width="2.061cm"/>
    </style:style>
    <style:style style:name="gr14" style:family="graphic" style:parent-style-name="standard">
      <style:graphic-properties draw:stroke="dash" draw:stroke-dash="Fine_20_Dashed" svg:stroke-width="0.035cm" svg:stroke-color="#999999" draw:marker-start-width="0.252cm" draw:marker-end-width="0.252cm" draw:fill="none" draw:textarea-horizontal-align="justify" draw:textarea-vertical-align="middle" draw:auto-grow-height="false" fo:min-height="3.147cm" fo:min-width="2.655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81cm" svg:stroke-color="#c5000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39cm" fo:min-width="2.451cm"/>
    </style:style>
    <style:style style:name="gr18" style:family="graphic" style:parent-style-name="objectwithoutfill">
      <style:graphic-properties svg:stroke-width="0.028cm" svg:stroke-color="#99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258cm" fo:min-width="1.729cm"/>
    </style:style>
    <style:style style:name="gr20" style:family="graphic" style:parent-style-name="standard">
      <style:graphic-properties draw:stroke="none" draw:stroke-dash="Fine_20_Dashed" svg:stroke-color="#000000" draw:fill="solid" draw:fill-color="#fcfcfc" draw:textarea-horizontal-align="left" draw:auto-grow-height="true" draw:auto-grow-width="true" fo:min-height="0.42cm" fo:min-width="1.094cm"/>
    </style:style>
    <style:style style:name="P1" style:family="paragraph">
      <loext:graphic-properties draw:fill="none"/>
      <style:paragraph-properties fo:text-align="center"/>
      <style:text-properties style:font-name="Liberation Sans2" fo:font-size="8pt"/>
    </style:style>
    <style:style style:name="P2" style:family="paragraph">
      <style:text-properties style:font-name="Liberation Sans2"/>
    </style:style>
    <style:style style:name="P3" style:family="paragraph">
      <loext:graphic-properties draw:fill="solid" draw:fill-color="#ffffff"/>
      <style:text-properties fo:color="#999999" style:font-name="Liberation Sans2" fo:font-size="8pt" style:font-size-asian="14pt" style:font-size-complex="14pt"/>
    </style:style>
    <style:style style:name="P4" style:family="paragraph">
      <loext:graphic-properties draw:fill="none" draw:fill-color="#ffffff"/>
      <style:text-properties style:font-name="Liberation Sans2" fo:font-size="10pt" style:font-size-asian="10pt" style:font-size-complex="10pt"/>
    </style:style>
    <style:style style:name="P5" style:family="paragraph">
      <style:paragraph-properties fo:text-align="center"/>
      <style:text-properties style:font-name="Liberation Sans2"/>
    </style:style>
    <style:style style:name="P6" style:family="paragraph">
      <loext:graphic-properties draw:fill="none"/>
      <style:paragraph-properties fo:text-align="center"/>
      <style:text-properties style:font-name="Liberation Sans2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Liberation Sans2" fo:font-size="8pt" style:font-size-asian="14pt" style:font-size-complex="14pt"/>
    </style:style>
    <style:style style:name="P8" style:family="paragraph">
      <loext:graphic-properties draw:fill="none" draw:fill-color="#ffffff"/>
      <style:text-properties style:font-name="Liberation Sans2" fo:font-size="8pt" style:font-size-asian="12pt" style:font-size-complex="12pt"/>
    </style:style>
    <style:style style:name="P9" style:family="paragraph">
      <loext:graphic-properties draw:fill="solid" draw:fill-color="#fcfcfc"/>
      <style:text-properties fo:color="#999999" style:font-name="Liberation Sans2" fo:font-size="8pt" style:font-size-asian="14pt" style:font-size-complex="14pt"/>
    </style:style>
    <style:style style:name="T1" style:family="text">
      <style:text-properties fo:color="#999999" fo:font-size="8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weight="bold" style:font-size-asian="12pt" style:font-weight-asian="bold" style:font-size-complex="12pt" style:font-weight-complex="bold"/>
    </style:style>
    <style:style style:name="T4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55cm" svg:height="0.135cm" draw:transform="rotate (1.5707963267949) translate (5.65668380965604cm 3.64761399128111cm)" svg:viewBox="0 0 356 136" svg:d="M0 136c79-181 277-181 356 0">
          <text:p/>
        </draw:path>
        <draw:path draw:style-name="gr1" draw:text-style-name="P1" draw:layer="layout" svg:width="0.355cm" svg:height="0.135cm" draw:transform="rotate (-1.5707963267949) translate (6.04997654775954cm 3.29909611874631cm)" svg:viewBox="0 0 356 136" svg:d="M356 136c-79-181-277-181-356 0">
          <text:p/>
        </draw:path>
        <draw:custom-shape draw:style-name="gr2" draw:text-style-name="P1" draw:layer="layout" svg:width="3.268cm" svg:height="2.904cm" svg:x="3.751cm" svg:y="3.4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25cm" svg:height="2.481cm" svg:x="0.268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7cm" svg:height="0.811cm" draw:transform="rotate (-1.5707963267949) translate (10.787cm 0.946cm)">
          <draw:text-box>
            <text:p text:style-name="P2"><text:span text:style-name="T1">b</text:span><text:span text:style-name="T1">u</text:span><text:span text:style-name="T1">ff</text:span><text:span text:style-name="T1">e</text:span><text:span text:style-name="T1">r</text:span></text:p>
          </draw:text-box>
        </draw:frame>
        <draw:frame draw:style-name="gr5" draw:text-style-name="P4" draw:layer="layout" svg:width="1.833cm" svg:height="0.767cm" svg:x="5.867cm" svg:y="4.647cm">
          <draw:text-box>
            <text:p text:style-name="P2"><text:span text:style-name="T2">c</text:span><text:span text:style-name="T2">e</text:span><text:span text:style-name="T2">l</text:span><text:span text:style-name="T2">l</text:span></text:p>
          </draw:text-box>
        </draw:frame>
        <draw:custom-shape draw:style-name="gr6" draw:text-style-name="P6" xml:id="id2" draw:id="id2" draw:layer="layout" svg:width="0.968cm" svg:height="0.969cm" svg:x="5.022cm" svg:y="4.163cm">
          <text:p text:style-name="P5"><text:span text:style-name="T2">TC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27cm" svg:height="0.928cm" svg:x="5.14cm" svg:y="1.743cm">
          <draw:text-box>
            <text:p text:style-name="P2"><text:span text:style-name="T2">b</text:span><text:span text:style-name="T2">u</text:span><text:span text:style-name="T2">ff</text:span><text:span text:style-name="T2">e</text:span><text:span text:style-name="T2">r</text:span></text:p>
          </draw:text-box>
        </draw:frame>
        <draw:custom-shape draw:style-name="gr8" draw:text-style-name="P6" xml:id="id1" draw:id="id1" draw:layer="layout" svg:width="0.968cm" svg:height="0.968cm" svg:x="4.296cm" svg:y="1.259cm">
          <text:p text:style-name="P5"><text:span text:style-name="T2">T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427cm" svg:height="0.928cm" svg:x="2.015cm" svg:y="3.84cm">
          <draw:text-box>
            <text:p text:style-name="P2"><text:span text:style-name="T2">cana</text:span></text:p>
          </draw:text-box>
        </draw:frame>
        <draw:custom-shape draw:style-name="gr8" draw:text-style-name="P6" xml:id="id3" draw:id="id3" draw:layer="layout" svg:width="0.968cm" svg:height="0.968cm" svg:x="1.37cm" svg:y="3.256cm">
          <text:p text:style-name="P5"><text:span text:style-name="T2">T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4.437cm" svg:y1="2.086cm" svg:x2="5.022cm" svg:y2="4.648cm" draw:start-shape="id1" draw:start-glue-point="7" draw:end-shape="id2" draw:end-glue-point="6" svg:d="M4437 2086v2562h585" svg:viewBox="0 0 586 2563">
          <text:p/>
        </draw:connector>
        <draw:connector draw:style-name="gr10" draw:text-style-name="P1" draw:layer="layout" svg:x1="5.849cm" svg:y1="4.305cm" svg:x2="5.123cm" svg:y2="2.086cm" draw:start-shape="id2" draw:start-glue-point="11" draw:end-shape="id1" draw:end-glue-point="9" svg:d="M5849 4305v-1110h-726v-1109" svg:viewBox="0 0 727 2220">
          <text:p/>
        </draw:connector>
        <draw:connector draw:style-name="gr10" draw:text-style-name="P1" draw:layer="layout" svg:x1="5.849cm" svg:y1="4.99cm" svg:x2="2.197cm" svg:y2="4.083cm" draw:start-shape="id2" draw:start-glue-point="9" draw:end-shape="id3" draw:end-glue-point="9" svg:d="M5849 4990v660h-3652v-1567" svg:viewBox="0 0 3653 1568">
          <text:p/>
        </draw:connector>
        <draw:connector draw:style-name="gr10" draw:text-style-name="P1" draw:layer="layout" svg:x1="2.197cm" svg:y1="3.397cm" svg:x2="4.78cm" svg:y2="1.259cm" draw:start-shape="id3" draw:start-glue-point="11" draw:end-shape="id1" draw:end-glue-point="4" svg:d="M2197 3397v-2656h2583v518" svg:viewBox="0 0 2584 2657">
          <text:p/>
        </draw:connector>
        <draw:frame draw:style-name="gr11" draw:text-style-name="P3" draw:layer="layout" svg:width="0.93cm" svg:height="0.67cm" draw:transform="rotate (-1.5707963267949) translate (7.348cm 4.586cm)">
          <draw:text-box>
            <text:p text:style-name="P2"><text:span text:style-name="T1">c</text:span><text:span text:style-name="T1">e</text:span><text:span text:style-name="T1">ll</text:span></text:p>
          </draw:text-box>
        </draw:frame>
        <draw:frame draw:style-name="gr12" draw:text-style-name="P8" draw:layer="layout" svg:width="2.851cm" svg:height="1.318cm" svg:x="7.59cm" svg:y="4.091cm">
          <draw:text-box>
            <text:p text:style-name="P2"><text:span text:style-name="T3">sinus</text:span><text:span text:style-name="T3">oidal</text:span><text:span text:style-name="T4"> </text:span><text:span text:style-name="T3">export</text:span></text:p>
          </draw:text-box>
        </draw:frame>
        <draw:frame draw:style-name="gr13" draw:text-style-name="P8" draw:layer="layout" svg:width="2.928cm" svg:height="0.564cm" svg:x="7.599cm" svg:y="5.786cm">
          <draw:text-box>
            <text:p text:style-name="P2"><text:span text:style-name="T3">canal</text:span><text:span text:style-name="T3">icula</text:span><text:span text:style-name="T3">r </text:span><text:span text:style-name="T3">expo</text:span><text:span text:style-name="T3">rt</text:span></text:p>
          </draw:text-box>
        </draw:frame>
        <draw:custom-shape draw:style-name="gr14" draw:text-style-name="P1" draw:layer="layout" svg:width="3.207cm" svg:height="3.449cm" svg:x="0.268cm" svg:y="2.923cm">
          <text:p/>
          <draw:enhanced-geometry svg:viewBox="0 0 21600 21600" draw:type="rectangle" draw:enhanced-path="M 0 0 L 21600 0 21600 21600 0 21600 0 0 Z N"/>
        </draw:custom-shape>
        <draw:path draw:style-name="gr15" draw:text-style-name="P1" draw:layer="layout" svg:width="0.355cm" svg:height="0.135cm" draw:transform="rotate (1.5707963267949) translate (4.24437306328313cm 3.65561399128111cm)" svg:viewBox="0 0 356 136" svg:d="M0 136c79-181 277-181 356 0">
          <text:p/>
        </draw:path>
        <draw:path draw:style-name="gr15" draw:text-style-name="P1" draw:layer="layout" svg:width="0.355cm" svg:height="0.135cm" draw:transform="rotate (-1.5707963267949) translate (4.63766580138663cm 3.30709611874631cm)" svg:viewBox="0 0 356 136" svg:d="M356 136c-79-181-277-181-356 0">
          <text:p/>
        </draw:path>
        <draw:path draw:style-name="gr16" draw:text-style-name="P1" draw:layer="layout" svg:width="0.355cm" svg:height="0.135cm" draw:transform="rotate (1.5707963267949) translate (2.00603601653882cm 3.15756139053834cm)" svg:viewBox="0 0 356 136" svg:d="M0 136c79-181 277-181 356 0">
          <text:p/>
        </draw:path>
        <draw:path draw:style-name="gr16" draw:text-style-name="P1" draw:layer="layout" svg:width="0.355cm" svg:height="0.135cm" draw:transform="rotate (-1.5707963267949) translate (2.39932875464233cm 2.80904351800354cm)" svg:viewBox="0 0 356 136" svg:d="M356 136c-79-181-277-181-356 0">
          <text:p/>
        </draw:path>
        <draw:path draw:style-name="gr1" draw:text-style-name="P1" draw:layer="layout" svg:width="0.355cm" svg:height="0.135cm" svg:x="3.594cm" svg:y="5.462cm" svg:viewBox="0 0 356 136" svg:d="M0 136c79-181 277-181 356 0">
          <text:p/>
        </draw:path>
        <draw:path draw:style-name="gr1" draw:text-style-name="P1" draw:layer="layout" svg:width="0.355cm" svg:height="0.135cm" draw:transform="rotate (-3.14159265358979) translate (3.94274549313804cm 5.8548581960883cm)" svg:viewBox="0 0 356 136" svg:d="M356 136c-79-181-277-181-356 0">
          <text:p/>
        </draw:path>
        <draw:frame draw:style-name="gr17" draw:text-style-name="P8" draw:layer="layout" svg:width="2.951cm" svg:height="1.089cm" svg:x="7.59cm" svg:y="2.599cm">
          <draw:text-box>
            <text:p text:style-name="P2"><text:span text:style-name="T3">i</text:span><text:span text:style-name="T3">m</text:span><text:span text:style-name="T3">p</text:span><text:span text:style-name="T3">o</text:span><text:span text:style-name="T3">rt</text:span><text:span text:style-name="T4"> </text:span></text:p>
          </draw:text-box>
        </draw:frame>
        <draw:polyline draw:style-name="gr18" draw:text-style-name="P1" draw:layer="layout" svg:width="2.729cm" svg:height="1.31cm" draw:transform="skewX (0.0994837673636767) rotate (0.590619418874881) translate (4.69991953348045cm 3.2856513859573cm)" svg:viewBox="0 0 2730 1311" draw:points="0,0 644,0 2730,1311">
          <text:p/>
        </draw:polyline>
        <draw:polyline draw:style-name="gr18" draw:text-style-name="P1" draw:layer="layout" svg:width="3.405cm" svg:height="1.126cm" draw:transform="skewX (-1.09641583610284) rotate (1.91602245283937) translate (7.26641847444498cm 6.89693486795247cm)" svg:viewBox="0 0 3406 1127" draw:points="3406,0 2602,0 0,1127">
          <text:p/>
        </draw:polyline>
        <draw:polyline draw:style-name="gr18" draw:text-style-name="P1" draw:layer="layout" svg:width="1.914cm" svg:height="0.706cm" draw:transform="skewX (0.878598745453945) rotate (-0.435285115447387) translate (1.17570382787824cm 1.71266437732116cm)" svg:viewBox="0 0 1915 707" draw:points="1915,707 1179,705 0,0">
          <text:p/>
        </draw:polyline>
        <draw:frame draw:style-name="gr19" draw:text-style-name="P8" draw:layer="layout" svg:width="2.229cm" svg:height="1.508cm" svg:x="0.327cm" svg:y="0.247cm">
          <draw:text-box>
            <text:p text:style-name="P2"><text:span text:style-name="T3">fl</text:span><text:span text:style-name="T3">o</text:span><text:span text:style-name="T3">w</text:span><text:span text:style-name="T4">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</text:span></text:p>
            <text:p text:style-name="P2"><text:span text:style-name="T4">c</text:span><text:span text:style-name="T4">a</text:span><text:span text:style-name="T4">n</text:span><text:span text:style-name="T4">al</text:span><text:span text:style-name="T4">ic</text:span><text:span text:style-name="T4">ul</text:span><text:span text:style-name="T4">a</text:span><text:span text:style-name="T4">r </text:span></text:p>
            <text:p text:style-name="P2"><text:span text:style-name="T4">o</text:span><text:span text:style-name="T4">p</text:span><text:span text:style-name="T4">e</text:span><text:span text:style-name="T4">ni</text:span><text:span text:style-name="T4">n</text:span><text:span text:style-name="T4">g</text:span><text:span text:style-name="T4">s</text:span></text:p>
          </draw:text-box>
        </draw:frame>
        <draw:polyline draw:style-name="gr18" draw:text-style-name="P1" draw:layer="layout" svg:width="3.017cm" svg:height="1.176cm" draw:transform="skewX (0.248185819633593) rotate (2.71677951365437) translate (6.71961807820058cm 7.13151890913872cm)" svg:viewBox="0 0 3018 1177" draw:points="3018,0 2306,0 0,1177">
          <text:p/>
        </draw:polyline>
        <draw:frame draw:style-name="gr20" draw:text-style-name="P9" draw:layer="layout" svg:width="1.67cm" svg:height="0.67cm" draw:transform="rotate (-1.5707963267949) translate (3.739cm 3.77cm)">
          <draw:text-box>
            <text:p text:style-name="P2"><text:span text:style-name="T1">c</text:span><text:span text:style-name="T1">a</text:span><text:span text:style-name="T1">n</text:span><text:span text:style-name="T1">ali</text:span><text:span text:style-name="T1">c</text:span><text:span text:style-name="T1">ul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2:03:39.264030136</meta:creation-date>
    <dc:date>2017-07-03T13:04:49.828545341</dc:date>
    <meta:editing-duration>PT1H54M29S</meta:editing-duration>
    <meta:editing-cycles>14</meta:editing-cycles>
    <meta:generator>LibreOffice/5.3.3.2$Linux_X86_64 LibreOffice_project/30m0$Build-2</meta:generator>
    <meta:document-statistic meta:object-count="32"/>
  </office:meta>
</office:document-meta>
</file>